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draw:stroke="dash" draw:stroke-dash="Ultrafine_20_2_20_Dots_20_3_20_Dashes" svg:stroke-width="0.152cm" svg:stroke-color="#ff3333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02cm" svg:stroke-color="#99ff99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stroke="dash" draw:stroke-dash="Ultrafine_20_2_20_Dots_20_3_20_Dashes" svg:stroke-width="0.152cm" svg:stroke-color="#99ff66" draw:marker-start-width="0.66cm" draw:marker-end-width="0.66cm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02cm" svg:stroke-color="#6666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draw:stroke="dash" draw:stroke-dash="Ultrafine_20_2_20_Dots_20_3_20_Dashes" svg:stroke-width="0.152cm" svg:stroke-color="#6666ff" draw:marker-start-width="0.66cm" draw:marker-end-width="0.66cm" draw:fill="none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stroke="dash" draw:stroke-dash="Ultrafine_20_2_20_Dots_20_3_20_Dashes" svg:stroke-width="0.102cm" svg:stroke-color="#6666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draw:stroke="dash" draw:stroke-dash="Ultrafine_20_2_20_Dots_20_3_20_Dashes"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draw:stroke="dash" draw:stroke-dash="Ultrafine_20_2_20_Dots_20_3_20_Dashes" svg:stroke-width="0.102cm" svg:stroke-color="#99ff66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stroke="dash" draw:stroke-dash="Ultrafine_20_2_20_Dots_20_3_20_Dashes" svg:stroke-width="0.102cm" svg:stroke-color="#6666ff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draw:stroke="dash" draw:stroke-dash="Ultrafine_20_2_20_Dots_20_3_20_Dashes" svg:stroke-width="0.102cm" svg:stroke-color="#99ff66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59cm" svg:y1="18.843cm" svg:x2="19.415cm" svg:y2="18.844cm">
          <text:p/>
        </draw:line>
        <draw:line draw:style-name="gr1" draw:text-style-name="P1" draw:layer="layout" svg:x1="3.159cm" svg:y1="25.892cm" svg:x2="3.159cm" svg:y2="8.745cm">
          <text:p/>
        </draw:line>
        <draw:frame draw:style-name="gr2" draw:text-style-name="P1" draw:layer="layout" svg:width="3.47cm" svg:height="1.941cm" svg:x="1.721cm" svg:y="6.84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.131cm" svg:height="1.524cm" svg:x="16.919cm" svg:y="19.03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g>
          <draw:line draw:style-name="gr3" draw:text-style-name="P1" draw:layer="layout" svg:x1="6.08cm" svg:y1="15.224cm" svg:x2="6.08cm" svg:y2="15.605cm">
            <text:p/>
          </draw:line>
          <draw:line draw:style-name="gr3" draw:text-style-name="P1" draw:layer="layout" svg:x1="5.826cm" svg:y1="15.451cm" svg:x2="6.334cm" svg:y2="15.451cm">
            <text:p/>
          </draw:line>
        </draw:g>
        <draw:g>
          <draw:line draw:style-name="gr3" draw:text-style-name="P1" draw:layer="layout" svg:x1="7.08cm" svg:y1="14.925cm" svg:x2="7.08cm" svg:y2="15.306cm">
            <text:p/>
          </draw:line>
          <draw:line draw:style-name="gr3" draw:text-style-name="P1" draw:layer="layout" svg:x1="6.826cm" svg:y1="15.152cm" svg:x2="7.334cm" svg:y2="15.152cm">
            <text:p/>
          </draw:line>
        </draw:g>
        <draw:g>
          <draw:line draw:style-name="gr3" draw:text-style-name="P1" draw:layer="layout" svg:x1="7.88cm" svg:y1="13.926cm" svg:x2="7.88cm" svg:y2="14.307cm">
            <text:p/>
          </draw:line>
          <draw:line draw:style-name="gr3" draw:text-style-name="P1" draw:layer="layout" svg:x1="7.626cm" svg:y1="14.153cm" svg:x2="8.134cm" svg:y2="14.153cm">
            <text:p/>
          </draw:line>
        </draw:g>
        <draw:g>
          <draw:line draw:style-name="gr3" draw:text-style-name="P1" draw:layer="layout" svg:x1="8.98cm" svg:y1="14.027cm" svg:x2="8.98cm" svg:y2="14.408cm">
            <text:p/>
          </draw:line>
          <draw:line draw:style-name="gr3" draw:text-style-name="P1" draw:layer="layout" svg:x1="8.726cm" svg:y1="14.254cm" svg:x2="9.234cm" svg:y2="14.254cm">
            <text:p/>
          </draw:line>
        </draw:g>
        <draw:g>
          <draw:line draw:style-name="gr3" draw:text-style-name="P1" draw:layer="layout" svg:x1="9.78cm" svg:y1="12.928cm" svg:x2="9.78cm" svg:y2="13.309cm">
            <text:p/>
          </draw:line>
          <draw:line draw:style-name="gr3" draw:text-style-name="P1" draw:layer="layout" svg:x1="9.526cm" svg:y1="13.155cm" svg:x2="10.034cm" svg:y2="13.155cm">
            <text:p/>
          </draw:line>
        </draw:g>
        <draw:g>
          <draw:line draw:style-name="gr3" draw:text-style-name="P1" draw:layer="layout" svg:x1="10.98cm" svg:y1="12.229cm" svg:x2="10.98cm" svg:y2="12.61cm">
            <text:p/>
          </draw:line>
          <draw:line draw:style-name="gr3" draw:text-style-name="P1" draw:layer="layout" svg:x1="10.726cm" svg:y1="12.456cm" svg:x2="11.234cm" svg:y2="12.456cm">
            <text:p/>
          </draw:line>
        </draw:g>
        <draw:g>
          <draw:line draw:style-name="gr3" draw:text-style-name="P1" draw:layer="layout" svg:x1="12.28cm" svg:y1="12.23cm" svg:x2="12.28cm" svg:y2="12.611cm">
            <text:p/>
          </draw:line>
          <draw:line draw:style-name="gr3" draw:text-style-name="P1" draw:layer="layout" svg:x1="12.026cm" svg:y1="12.457cm" svg:x2="12.534cm" svg:y2="12.457cm">
            <text:p/>
          </draw:line>
        </draw:g>
        <draw:g>
          <draw:line draw:style-name="gr3" draw:text-style-name="P1" draw:layer="layout" svg:x1="12.78cm" svg:y1="11.031cm" svg:x2="12.78cm" svg:y2="11.412cm">
            <text:p/>
          </draw:line>
          <draw:line draw:style-name="gr3" draw:text-style-name="P1" draw:layer="layout" svg:x1="12.526cm" svg:y1="11.258cm" svg:x2="13.034cm" svg:y2="11.258cm">
            <text:p/>
          </draw:line>
        </draw:g>
        <draw:line draw:style-name="gr4" draw:text-style-name="P1" draw:layer="layout" svg:x1="3.794cm" svg:y1="16.621cm" svg:x2="14.843cm" svg:y2="10.525cm">
          <text:p/>
        </draw:line>
        <draw:g>
          <draw:line draw:style-name="gr5" draw:text-style-name="P1" draw:layer="layout" svg:x1="9.38cm" svg:y1="16.524cm" svg:x2="9.38cm" svg:y2="16.905cm">
            <text:p/>
          </draw:line>
          <draw:line draw:style-name="gr5" draw:text-style-name="P1" draw:layer="layout" svg:x1="9.126cm" svg:y1="16.751cm" svg:x2="9.634cm" svg:y2="16.751cm">
            <text:p/>
          </draw:line>
        </draw:g>
        <draw:g>
          <draw:line draw:style-name="gr5" draw:text-style-name="P1" draw:layer="layout" svg:x1="10.38cm" svg:y1="16.225cm" svg:x2="10.38cm" svg:y2="16.606cm">
            <text:p/>
          </draw:line>
          <draw:line draw:style-name="gr5" draw:text-style-name="P1" draw:layer="layout" svg:x1="10.126cm" svg:y1="16.452cm" svg:x2="10.634cm" svg:y2="16.452cm">
            <text:p/>
          </draw:line>
        </draw:g>
        <draw:g>
          <draw:line draw:style-name="gr5" draw:text-style-name="P1" draw:layer="layout" svg:x1="11.18cm" svg:y1="15.226cm" svg:x2="11.18cm" svg:y2="15.607cm">
            <text:p/>
          </draw:line>
          <draw:line draw:style-name="gr5" draw:text-style-name="P1" draw:layer="layout" svg:x1="10.926cm" svg:y1="15.453cm" svg:x2="11.434cm" svg:y2="15.453cm">
            <text:p/>
          </draw:line>
        </draw:g>
        <draw:g>
          <draw:line draw:style-name="gr5" draw:text-style-name="P1" draw:layer="layout" svg:x1="12.28cm" svg:y1="15.327cm" svg:x2="12.28cm" svg:y2="15.708cm">
            <text:p/>
          </draw:line>
          <draw:line draw:style-name="gr5" draw:text-style-name="P1" draw:layer="layout" svg:x1="12.026cm" svg:y1="15.554cm" svg:x2="12.534cm" svg:y2="15.554cm">
            <text:p/>
          </draw:line>
        </draw:g>
        <draw:g>
          <draw:line draw:style-name="gr5" draw:text-style-name="P1" draw:layer="layout" svg:x1="13.08cm" svg:y1="14.228cm" svg:x2="13.08cm" svg:y2="14.609cm">
            <text:p/>
          </draw:line>
          <draw:line draw:style-name="gr5" draw:text-style-name="P1" draw:layer="layout" svg:x1="12.826cm" svg:y1="14.455cm" svg:x2="13.334cm" svg:y2="14.455cm">
            <text:p/>
          </draw:line>
        </draw:g>
        <draw:g>
          <draw:line draw:style-name="gr5" draw:text-style-name="P1" draw:layer="layout" svg:x1="14.28cm" svg:y1="13.529cm" svg:x2="14.28cm" svg:y2="13.91cm">
            <text:p/>
          </draw:line>
          <draw:line draw:style-name="gr5" draw:text-style-name="P1" draw:layer="layout" svg:x1="14.026cm" svg:y1="13.756cm" svg:x2="14.534cm" svg:y2="13.756cm">
            <text:p/>
          </draw:line>
        </draw:g>
        <draw:g>
          <draw:line draw:style-name="gr5" draw:text-style-name="P1" draw:layer="layout" svg:x1="15.58cm" svg:y1="13.53cm" svg:x2="15.58cm" svg:y2="13.911cm">
            <text:p/>
          </draw:line>
          <draw:line draw:style-name="gr5" draw:text-style-name="P1" draw:layer="layout" svg:x1="15.326cm" svg:y1="13.757cm" svg:x2="15.834cm" svg:y2="13.757cm">
            <text:p/>
          </draw:line>
        </draw:g>
        <draw:g>
          <draw:line draw:style-name="gr5" draw:text-style-name="P1" draw:layer="layout" svg:x1="16.08cm" svg:y1="12.331cm" svg:x2="16.08cm" svg:y2="12.712cm">
            <text:p/>
          </draw:line>
          <draw:line draw:style-name="gr5" draw:text-style-name="P1" draw:layer="layout" svg:x1="15.826cm" svg:y1="12.558cm" svg:x2="16.334cm" svg:y2="12.558cm">
            <text:p/>
          </draw:line>
        </draw:g>
        <draw:line draw:style-name="gr6" draw:text-style-name="P1" draw:layer="layout" svg:x1="8.493cm" svg:y1="17.256cm" svg:x2="17.002cm" svg:y2="12.303cm">
          <text:p/>
        </draw:line>
        <draw:g>
          <draw:line draw:style-name="gr7" draw:text-style-name="P1" draw:layer="layout" svg:x1="6.981cm" svg:y1="16.325cm" svg:x2="6.981cm" svg:y2="16.706cm">
            <text:p/>
          </draw:line>
          <draw:line draw:style-name="gr7" draw:text-style-name="P1" draw:layer="layout" svg:x1="6.727cm" svg:y1="16.552cm" svg:x2="7.235cm" svg:y2="16.552cm">
            <text:p/>
          </draw:line>
        </draw:g>
        <draw:g>
          <draw:line draw:style-name="gr7" draw:text-style-name="P1" draw:layer="layout" svg:x1="7.981cm" svg:y1="16.026cm" svg:x2="7.981cm" svg:y2="16.407cm">
            <text:p/>
          </draw:line>
          <draw:line draw:style-name="gr7" draw:text-style-name="P1" draw:layer="layout" svg:x1="7.727cm" svg:y1="16.253cm" svg:x2="8.235cm" svg:y2="16.253cm">
            <text:p/>
          </draw:line>
        </draw:g>
        <draw:g>
          <draw:line draw:style-name="gr7" draw:text-style-name="P1" draw:layer="layout" svg:x1="8.781cm" svg:y1="15.027cm" svg:x2="8.781cm" svg:y2="15.408cm">
            <text:p/>
          </draw:line>
          <draw:line draw:style-name="gr7" draw:text-style-name="P1" draw:layer="layout" svg:x1="8.527cm" svg:y1="15.254cm" svg:x2="9.035cm" svg:y2="15.254cm">
            <text:p/>
          </draw:line>
        </draw:g>
        <draw:g>
          <draw:line draw:style-name="gr7" draw:text-style-name="P1" draw:layer="layout" svg:x1="9.881cm" svg:y1="15.128cm" svg:x2="9.881cm" svg:y2="15.509cm">
            <text:p/>
          </draw:line>
          <draw:line draw:style-name="gr7" draw:text-style-name="P1" draw:layer="layout" svg:x1="9.627cm" svg:y1="15.355cm" svg:x2="10.135cm" svg:y2="15.355cm">
            <text:p/>
          </draw:line>
        </draw:g>
        <draw:g>
          <draw:line draw:style-name="gr7" draw:text-style-name="P1" draw:layer="layout" svg:x1="10.681cm" svg:y1="14.029cm" svg:x2="10.681cm" svg:y2="14.41cm">
            <text:p/>
          </draw:line>
          <draw:line draw:style-name="gr7" draw:text-style-name="P1" draw:layer="layout" svg:x1="10.427cm" svg:y1="14.256cm" svg:x2="10.935cm" svg:y2="14.256cm">
            <text:p/>
          </draw:line>
        </draw:g>
        <draw:g>
          <draw:line draw:style-name="gr7" draw:text-style-name="P1" draw:layer="layout" svg:x1="11.881cm" svg:y1="13.33cm" svg:x2="11.881cm" svg:y2="13.711cm">
            <text:p/>
          </draw:line>
          <draw:line draw:style-name="gr7" draw:text-style-name="P1" draw:layer="layout" svg:x1="11.627cm" svg:y1="13.557cm" svg:x2="12.135cm" svg:y2="13.557cm">
            <text:p/>
          </draw:line>
        </draw:g>
        <draw:g>
          <draw:line draw:style-name="gr7" draw:text-style-name="P1" draw:layer="layout" svg:x1="13.181cm" svg:y1="13.331cm" svg:x2="13.181cm" svg:y2="13.712cm">
            <text:p/>
          </draw:line>
          <draw:line draw:style-name="gr7" draw:text-style-name="P1" draw:layer="layout" svg:x1="12.927cm" svg:y1="13.558cm" svg:x2="13.435cm" svg:y2="13.558cm">
            <text:p/>
          </draw:line>
        </draw:g>
        <draw:g>
          <draw:line draw:style-name="gr7" draw:text-style-name="P1" draw:layer="layout" svg:x1="13.681cm" svg:y1="12.132cm" svg:x2="13.681cm" svg:y2="12.513cm">
            <text:p/>
          </draw:line>
          <draw:line draw:style-name="gr7" draw:text-style-name="P1" draw:layer="layout" svg:x1="13.427cm" svg:y1="12.359cm" svg:x2="13.935cm" svg:y2="12.359cm">
            <text:p/>
          </draw:line>
        </draw:g>
        <draw:line draw:style-name="gr8" draw:text-style-name="P1" draw:layer="layout" svg:x1="6.094cm" svg:y1="17.057cm" svg:x2="14.603cm" svg:y2="12.104cm">
          <text:p/>
        </draw:line>
        <draw:line draw:style-name="gr9" draw:text-style-name="P1" draw:layer="layout" svg:x1="3.159cm" svg:y1="13.637cm" svg:x2="19.542cm" svg:y2="13.636cm">
          <text:p/>
        </draw:line>
        <draw:line draw:style-name="gr9" draw:text-style-name="P1" draw:layer="layout" svg:x1="11.866cm" svg:y1="18.884cm" svg:x2="11.866cm" svg:y2="13.675cm">
          <text:p/>
        </draw:line>
        <draw:line draw:style-name="gr9" draw:text-style-name="P1" draw:layer="layout" svg:x1="14.766cm" svg:y1="18.884cm" svg:x2="14.766cm" svg:y2="13.675cm">
          <text:p/>
        </draw:line>
        <draw:line draw:style-name="gr9" draw:text-style-name="P1" draw:layer="layout" svg:x1="9.166cm" svg:y1="18.884cm" svg:x2="9.166cm" svg:y2="13.675cm">
          <text:p/>
        </draw:line>
        <draw:line draw:style-name="gr9" draw:text-style-name="P1" draw:layer="layout" svg:x1="9.166cm" svg:y1="18.884cm" svg:x2="9.166cm" svg:y2="13.675cm">
          <text:p/>
        </draw:line>
        <draw:frame draw:style-name="gr10" draw:layer="layout" svg:width="7.62cm" svg:height="2.384cm" svg:x="8.366cm" svg:y="19.012cm">
          <draw:text-box>
            <text:p>Same gamma effective; </text:p>
            <text:p>line color codes the beam orbit</text:p>
          </draw:text-box>
        </draw:frame>
        <draw:line draw:style-name="gr1" draw:text-style-name="P1" draw:layer="layout" svg:x1="9.509cm" svg:y1="7.477cm" svg:x2="5.445cm" svg:y2="7.477cm">
          <text:p/>
        </draw:line>
        <draw:frame draw:style-name="gr10" draw:text-style-name="P1" draw:layer="layout" svg:width="7.707cm" svg:height="2.536cm" svg:x="9.676cm" svg:y="6.338cm">
          <draw:text-box>
            <text:p text:style-name="P1">Function of gamma effective only; no B<text:span text:style-name="T1">y</text:span> dependence</text:p>
          </draw:text-box>
        </draw:frame>
        <draw:frame draw:style-name="gr11" draw:layer="layout" svg:width="0.82cm" svg:height="0.962cm" svg:x="18.399cm" svg:y="25.892cm">
          <draw:text-box>
            <text:p>x</text:p>
          </draw:text-box>
        </draw:frame>
        <draw:line draw:style-name="gr1" draw:text-style-name="P1" draw:layer="layout" svg:x1="3.159cm" svg:y1="25.892cm" svg:x2="18.399cm" svg:y2="25.892cm">
          <text:p/>
        </draw:line>
        <draw:line draw:style-name="gr12" draw:text-style-name="P1" draw:layer="layout" svg:x1="3.032cm" svg:y1="24.032cm" svg:x2="18.654cm" svg:y2="24.033cm">
          <text:p/>
        </draw:line>
        <draw:path draw:style-name="gr13" draw:text-style-name="P1" draw:layer="layout" svg:width="8.258cm" svg:height="3.953cm" draw:transform="rotate (-0.158650429006285) translate (7.83302265828838cm 20.774564038866cm)" svg:viewBox="0 0 8259 3954" svg:d="M0 1450c4515 5711 8373 78 8257-1450">
          <text:p/>
        </draw:path>
        <draw:line draw:style-name="gr14" draw:text-style-name="P1" draw:layer="layout" svg:x1="14.208cm" svg:y1="26.019cm" svg:x2="14.208cm" svg:y2="22.209cm">
          <text:p/>
        </draw:line>
        <draw:line draw:style-name="gr15" draw:text-style-name="P1" draw:layer="layout" svg:x1="8.937cm" svg:y1="25.893cm" svg:x2="8.937cm" svg:y2="22.462cm">
          <text:p/>
        </draw:line>
        <draw:line draw:style-name="gr16" draw:text-style-name="P1" draw:layer="layout" svg:x1="11.605cm" svg:y1="25.892cm" svg:x2="11.605cm" svg:y2="22.207cm">
          <text:p/>
        </draw:line>
        <draw:line draw:style-name="gr17" draw:text-style-name="P1" draw:layer="layout" svg:x1="14.208cm" svg:y1="24.414cm" svg:x2="14.208cm" svg:y2="24.033cm">
          <text:p/>
        </draw:line>
        <draw:line draw:style-name="gr18" draw:text-style-name="P1" draw:layer="layout" svg:x1="11.641cm" svg:y1="25.303cm" svg:x2="11.641cm" svg:y2="24.0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7-28T17:38:01.941344624</meta:creation-date>
    <dc:date>2017-07-31T13:13:46.224506380</dc:date>
    <dc:creator>Alex Aksentyev</dc:creator>
    <meta:editing-duration>PT30M25S</meta:editing-duration>
    <meta:editing-cycles>10</meta:editing-cycles>
    <meta:generator>LibreOffice/4.3.3.2$Linux_X86_64 LibreOffice_project/430m0$Build-2</meta:generator>
    <meta:document-statistic meta:object-count="96"/>
  </office:meta>
</office:document-meta>
</file>

<file path=Object 1/content.xml><?xml version="1.0" encoding="utf-8"?>
<math xmlns="http://www.w3.org/1998/Math/MathML" display="block">
  <semantics>
    <mrow>
      <msub>
        <mi mathvariant="normal">Ω</mi>
        <mi>y</mi>
      </msub>
      <mrow>
        <mo fence="true" stretchy="false">(</mo>
        <mrow>
          <msub>
            <mi mathvariant="normal">γ</mi>
            <mi mathvariant="italic">eff</mi>
          </msub>
        </mrow>
        <mo fence="true" stretchy="false">)</mo>
      </mrow>
    </mrow>
    <annotation encoding="StarMath 5.0">%OMEGA_y( %gamma_{eff} )</annotation>
  </semantics>
</math>
</file>

<file path=Object 2/content.xml><?xml version="1.0" encoding="utf-8"?>
<math xmlns="http://www.w3.org/1998/Math/MathML" display="block">
  <semantics>
    <mrow>
      <msub>
        <mi>B</mi>
        <mi>y</mi>
      </msub>
      <mo stretchy="false">←</mo>
      <mo stretchy="false">→</mo>
      <msub>
        <mi mathvariant="normal">γ</mi>
        <mi>s</mi>
      </msub>
    </mrow>
    <annotation encoding="StarMath 5.0">B_y leftarrow rightarrow %gamma_s</annotation>
  </semantics>
</math>
</file>